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31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rint backlog2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’utilisateur veut une faune et une flore dynam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nt </text:p>
          </table:table-cell>
        </table:table-row>
        <table:table-row table:style-name="ro1">
          <table:table-cell/>
          <table:table-cell office:value-type="string" calcext:value-type="string">
            <text:p>Arbres </text:p>
          </table:table-cell>
        </table:table-row>
        <table:table-row table:style-name="ro1">
          <table:table-cell office:value-type="string" calcext:value-type="string">
            <text:p>L’utilisateur veut une tribu intellig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nts avec des comportement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’utilisateur veut des graphismes low poly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 GUSTAVO</meta:initial-creator>
    <meta:creation-date>2018-02-22T11:18:41.919176723</meta:creation-date>
    <dc:date>2018-02-22T11:19:32.829332917</dc:date>
    <dc:creator>PEREIRA GUSTAVO</dc:creator>
    <meta:editing-duration>PT50S</meta:editing-duration>
    <meta:editing-cycles>1</meta:editing-cycles>
    <meta:document-statistic meta:table-count="1" meta:cell-count="7" meta:object-count="0"/>
    <meta:generator>LibreOffice/4.3.3.2$Linux_X86_64 LibreOffice_project/430m0$Build-2</meta:generator>
  </office:meta>
</office:document-meta>
</file>